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draw:auto-grow-height="true" fo:min-height="3.506cm"/>
    </style:style>
    <style:style style:name="P1" style:family="paragraph">
      <style:text-properties style:font-size-asian="20pt"/>
    </style:style>
    <style:style style:name="P2" style:family="paragraph">
      <style:text-properties fo:font-size="18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color="#000000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ct 入門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モチベーションをあげるために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cebook &amp; instagram</text:p>
              </text:list-item>
              <text:list-item>
                <text:p>slack chat</text:p>
              </text:list-item>
              <text:list-item>
                <text:p>airbnb</text:p>
                <text:list>
                  <text:list-item>
                    <text:p>backbone.js rendrからReactへ移行</text:p>
                  </text:list-item>
                </text:list>
              </text:list-item>
              <text:list-item>
                <text:p>WordPress.com の admin panel</text:p>
              </text:list-item>
              <text:list-item>
                <text:p>electronのバイン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utorial の tutori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utorial (公式)</text:p>
                <text:list>
                  <text:list-item>
                    <text:p>componentの作り方, props, state, serverからのデータ取得</text:p>
                  </text:list-item>
                  <text:list-item>
                    <text:p>https://facebook.github.io/react/docs/tutorial.html</text:p>
                  </text:list-item>
                </text:list>
              </text:list-item>
              <text:list-item>
                <text:p>Thinking in React <text:tab/><text:tab/><text:tab/></text:p>
                <text:list>
                  <text:list-item>
                    <text:p>componentの階層の作り方・考え方</text:p>
                  </text:list-item>
                  <text:list-item>
                    <text:p>https://facebook.github.io/react/docs/thinking-in-react.html</text:p>
                  </text:list-item>
                </text:list>
              </text:list-item>
              <text:list-item>
                <text:p>Flux</text:p>
                <text:list>
                  <text:list-item>
                    <text:p>fluxのdata flow, MVCとの比較, <text:tab/>todo list, chat</text:p>
                  </text:list-item>
                  <text:list-item>
                    <text:p>https://facebook.github.io/flux/</text:p>
                  </text:list-item>
                </text:list>
              </text:list-item>
              <text:list-item>
                <text:p>BUILDING ANGULAR APPS USING FLUX ARCHITECTURE</text:p>
                <text:list>
                  <text:list-item>
                    <text:p>angularjsにfluxを適応したときのコードサンプル</text:p>
                  </text:list-item>
                  <text:list-item>
                    <text:p>http://victorsavkin.com/post/99998937651/building-angular-apps-using-flux-architecture</text:p>
                  </text:list-item>
                </text:list>
              </text:list-item>
              <text:list-item>
                <text:p>yelp-clone</text:p>
                <text:list>
                  <text:list-item>
                    <text:p>webpackの設定, テスト環境, routerと実践的な内容</text:p>
                  </text:list-item>
                  <text:list-item>
                    <text:p>https://www.fullstackreact.com/articles/react-tutorial-cloning-yelp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act と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React? https://facebook.github.io/react/docs/why-react.html</text:p>
              </text:list-item>
              <text:list-item>
                <text:p>MVCとの対応関係</text:p>
                <text:list>
                  <text:list-item>
                    <text:p>View-Controller</text:p>
                  </text:list-item>
                  <text:list-item>
                    <text:p>MVC in V</text:p>
                  </text:list-item>
                </text:list>
              </text:list-item>
              <text:list-item>
                <text:p>undirectional data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uxとMVCとの比較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iew-Controller</text:p>
              </text:list-item>
              <text:list-item>
                <text:p>MVCとの対応関係</text:p>
              </text:list-item>
              <text:list-item>
                <text:p>undirectional data flow</text:p>
              </text:list-item>
              <text:list-item>
                <text:p>why React? https://facebook.github.io/react/docs/why-react.html</text:p>
              </text:list-item>
              <text:list-item>
                <text:p>MVC in 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uxとReduxとの比較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dux is a predictable state container for JavaScript apps.</text:p>
              </text:list-item>
              <text:list-item>
                <text:p>Hot Reloading with Time Travel</text:p>
              </text:list-item>
              <text:list-item>
                <text:p>Redux evolves the ideas of Flux, but avoids its complexity by taking cues from El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3T3">
        <draw:frame presentation:style-name="pr5" draw:layer="layout" svg:width="25.199cm" svg:height="3.506cm" svg:x="1.4cm" svg:y="0.837cm" presentation:class="title">
          <draw:text-box>
            <text:p>Reactive Stat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his.prop<text:span text:style-name="T1">s</text:span></text:p>
                <text:list>
                  <text:list-item>
                    <text:p>immutable</text:p>
                  </text:list-item>
                  <text:list-item>
                    <text:p>pure js</text:p>
                  </text:list-item>
                  <text:list-item>
                    <text:p>親ノードに渡され、親ノードが所有する</text:p>
                  </text:list-item>
                </text:list>
              </text:list-item>
              <text:list-item>
                <text:p>this.state</text:p>
                <text:list>
                  <text:list-item>
                    <text:p>mutable</text:p>
                  </text:list-item>
                  <text:list-item>
                    <text:p>private</text:p>
                  </text:list-item>
                </text:list>
              </text:list-item>
              <text:list-item>
                <text:p>this.setState()</text:p>
                <text:list>
                  <text:list-item>
                    <text:p>this.stateのaccessor</text:p>
                  </text:list-item>
                </text:list>
              </text:list-item>
              <text:list-item>
                <text:p>getInitialState()</text:p>
                <text:list>
                  <text:list-item>
                    <text:p>executes exactly once</text:p>
                  </text:list-item>
                  <text:list-item>
                    <text:p>componentが最初に作られたときのみ</text:p>
                  </text:list-item>
                </text:list>
              </text:list-item>
              <text:list-item>
                <text:p>componentDidMount</text:p>
                <text:list>
                  <text:list-item>
                    <text:p>state の更新</text:p>
                  </text:list-item>
                  <text:list-item>
                    <text:p>Reactによって自動で呼び出されるt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49cm" svg:height="1.673cm" svg:x="5cm" svg:y="18.927cm">
          <draw:text-box>
            <text:p text:style-name="P2">https://facebook.github.io/react/docs/tutorial.html</text:p>
            <text:p text:style-name="P2">https://facebook.github.io/react/tips/props-in-getInitialState-as-anti-pattern.html</text:p>
          </draw:text-box>
        </draw:frame>
        <draw:frame presentation:style-name="pr4" draw:text-style-name="P3" draw:layer="layout" svg:width="12.297cm" svg:height="12.179cm" svg:x="14.313cm" svg:y="4.914cm" presentation:class="outline">
          <draw:text-box>
            <text:list text:style-name="L2">
              <text:list-item>
                <text:p text:style-name="P3"><text:span text:style-name="T2">Tutorial (</text:span><text:span text:style-name="T2">公式</text:span><text:span text:style-name="T2">)</text:span><text:span text:style-name="T2">では</text:span></text:p>
                <text:list>
                  <text:list-item>
                    <text:p><text:span text:style-name="T2">component</text:span><text:span text:style-name="T2">での</text:span></text:p>
                    <text:list>
                      <text:list-item>
                        <text:p><text:span text:style-name="T2">値・状態の扱い</text:span></text:p>
                      </text:list-item>
                      <text:list-item>
                        <text:p><text:span text:style-name="T2">life cycle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getInitialState()</text:span><text:span text:style-name="T2">で</text:span><text:span text:style-name="T2">props</text:span><text:span text:style-name="T2">を使うのは</text:span><text:span text:style-name="T2">anti-pa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jQuery UIとの混在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fs. getDOMNode()</text:p>
                <text:list>
                  <text:list-item>
                    <text:p>http://stackoverflow.com/questions/21030023/does-react-js-play-nice-with-jquery-ui-components</text:p>
                  </text:list-item>
                  <text:list-item>
                    <text:p>https://github.com/facebook/react/tree/master/examples/jquery-bootstrap</text:p>
                  </text:list-item>
                  <text:list-item>
                    <text:p>https://github.com/facebook/react/tree/master/examples/jquery-mob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DOMとVDOMとの違い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ass, classAttr</text:p>
              </text:list-item>
              <text:list-item>
                <text:p>ref, form</text:p>
              </text:list-item>
              <text:list-item>
                <text:p>form.submit()</text:p>
                <text:list>
                  <text:list-item>
                    <text:p>https://facebook.github.io/react/docs/dom-differences.html</text:p>
                  </text:list-item>
                  <text:list-item>
                    <text:p>https://facebook.github.io/react/docs/more-about-refs.html#the-ref-callback-attrib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イベントシステム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ntheticEvent</text:p>
                <text:list>
                  <text:list-item>
                    <text:p>https://facebook.github.io/react/docs/event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mponent LIfe Cyc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unting</text:p>
                <text:list>
                  <text:list-item>
                    <text:p>componentWillMount()</text:p>
                  </text:list-item>
                  <text:list-item>
                    <text:p>getInitialState()</text:p>
                  </text:list-item>
                  <text:list-item>
                    <text:p>componentDidMount()</text:p>
                  </text:list-item>
                </text:list>
              </text:list-item>
              <text:list-item>
                <text:p>Updating</text:p>
                <text:list>
                  <text:list-item>
                    <text:p>componentWillReceiveProps</text:p>
                  </text:list-item>
                </text:list>
              </text:list-item>
              <text:list-item>
                <text:p>Unmoun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op Level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</text:p>
                <text:list>
                  <text:list-item>
                    <text:p>ライブラリのentry point</text:p>
                  </text:list-item>
                </text:list>
              </text:list-item>
              <text:list-item>
                <text:p>React.Component</text:p>
                <text:list>
                  <text:list-item>
                    <text:p><text:s/>See: Reusable Component</text:p>
                  </text:list-item>
                </text:list>
              </text:list-item>
              <text:list-item>
                <text:p>React.createClass</text:p>
                <text:list>
                  <text:list-item>
                    <text:p>See: Component Specs and Lifecycle</text:p>
                  </text:list-item>
                </text:list>
              </text:list-item>
              <text:list-item>
                <text:p>React.createElement</text:p>
              </text:list-item>
              <text:list-item>
                <text:p>React.classElement</text:p>
              </text:list-item>
              <text:list-item>
                <text:p>React.createFactory</text:p>
              </text:list-item>
            </text:list>
          </draw:text-box>
        </draw:frame>
        <draw:frame draw:style-name="gr2" draw:layer="layout" svg:width="21.99cm" svg:height="1.673cm" svg:x="5.61cm" svg:y="19.127cm">
          <draw:text-box>
            <text:p>https://facebook.github.io/react/docs/reusable-components.html#es6-classes</text:p>
            <text:p>https://facebook.github.io/react/docs/component-spec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n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.Component</text:p>
              </text:list-item>
              <text:list-item>
                <text:p>setState</text:p>
              </text:list-item>
              <text:list-item>
                <text:p>replaceState</text:p>
                <text:list>
                  <text:list-item>
                    <text:p>It may be removed entirely in a future version of React</text:p>
                  </text:list-item>
                </text:list>
              </text:list-item>
              <text:list-item>
                <text:p>forceUpdate</text:p>
              </text:list-item>
              <text:list-item>
                <text:p>getDomNode</text:p>
              </text:list-item>
              <text:list-item>
                <text:p>isMouted</text:p>
              </text:list-item>
              <text:list-item>
                <text:p>setProps</text:p>
                <text:list>
                  <text:list-item>
                    <text:p>will be removed soon.</text:p>
                  </text:list-item>
                </text:list>
              </text:list-item>
              <text:list-item>
                <text:p>replaceProps</text:p>
                <text:list>
                  <text:list-item>
                    <text:p>will be removed so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テスト環境の構築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</draw:text-box>
        </draw:frame>
        <draw:frame draw:style-name="gr2" draw:layer="layout" svg:width="18.646cm" svg:height="0.962cm" svg:x="8.4cm" svg:y="18.4cm">
          <draw:text-box>
            <text:p>https://www.fullstackreact.com/articles/react-tutorial-cloning-yelp/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落穂拾い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DE_ENV, process.env.NODE</text:p>
              </text:list-item>
              <text:list-item>
                <text:p>EventEmitter</text:p>
                <text:list>
                  <text:list-item>
                    <text:p>this.emit(CHANGE_EVENT)</text:p>
                  </text:list-item>
                  <text:list-item>
                    <text:p>this.on(CHANGE_EVENT)</text:p>
                  </text:list-item>
                </text:list>
              </text:list-item>
              <text:list-item>
                <text:p>ReactDOM</text:p>
                <text:list>
                  <text:list-item>
                    <text:p>v 0.14.0から導入</text:p>
                  </text:list-item>
                </text:list>
              </text:list-item>
              <text:list-item>
                <text:p>Law of Deme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13:40:00.393211371</meta:creation-date>
    <dc:date>2016-05-31T15:35:20.148945918</dc:date>
    <meta:editing-duration>PT1H49M56S</meta:editing-duration>
    <meta:editing-cycles>107</meta:editing-cycles>
    <meta:generator>LibreOffice/4.2.8.2$Linux_X86_64 LibreOffice_project/420m0$Build-2</meta:generator>
    <meta:document-statistic meta:object-count="85"/>
  </office:meta>
</office:document-meta>
</file>